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iscarded_cases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104842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eru.A1:peru.H30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11:44:56.786728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24T13:37:15.664268453</dc:date>
    <dc:creator>Jesus Castagnetto</dc:creator>
    <meta:editing-duration>PT5H27M3S</meta:editing-duration>
    <meta:editing-cycles>18</meta:editing-cycles>
    <meta:generator>LibreOffice/6.3.5.2$Linux_X86_64 LibreOffice_project/30$Build-2</meta:generator>
    <meta:document-statistic meta:table-count="1" meta:cell-count="1065" meta:object-count="0"/>
  </office:meta>
</office:document-meta>
</file>